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 style:list-style-name="L1"/>
    <style:style style:name="P5" style:family="paragraph" style:parent-style-name="Standard" style:list-style-name="L2"/>
    <style:style style:name="P6" style:family="paragraph" style:parent-style-name="Standard">
      <style:text-properties style:text-underline-style="solid" style:text-underline-width="auto" style:text-underline-color="font-color"/>
    </style:style>
    <style:style style:name="P7" style:family="paragraph" style:parent-style-name="Standard">
      <style:paragraph-properties fo:text-align="center" style:justify-single-word="false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niversidade Federal do Rio de Janeiro<text:tab/></text:p>
      <text:p text:style-name="Standard">Escola Politécnica</text:p>
      <text:p text:style-name="Standard">Engenharia Eletrônica e de Computação</text:p>
      <text:p text:style-name="Standard">Circuitos Elétricos II </text:p>
      <text:p text:style-name="Standard">Alunos: Marcelle de Souza Campos</text:p>
      <text:p text:style-name="Standard"><text:tab/> <text:s/>Pedro Angelo Medeiros Fonini</text:p>
      <text:p text:style-name="Standard"/>
      <text:p text:style-name="P1"><text:span text:style-name="T1"/></text:p>
      <text:p text:style-name="P1"><text:span text:style-name="T1">Programa de análise de circuitos no tempo para estudo dos Métodos de Gear</text:span></text:p>
      <text:p text:style-name="P2"/>
      <text:p text:style-name="P2"/>
      <text:p text:style-name="Standard"/>
      <text:p text:style-name="Standard"><text:s/><text:tab/>Nosso trabalho foi desenvolvido na linguagem C++, sendo ele composto por 4 arquivos: <text:span text:style-name="T3">Makefile</text:span>, <text:span text:style-name="T3">trabalhoCircuitosEletricos.cpp</text:span>, <text:span text:style-name="T3">myFuntions.cpp</text:span> e <text:span text:style-name="T3">circuitAnalysis.h</text:span>. O arquivo <text:span text:style-name="T3">trabalhoCircuitosEletricos.cpp</text:span> contém a rotina principal do programa; os outros são auxiliares, contendo definições e implementações das funções.</text:p>
      <text:p text:style-name="Standard"/>
      <text:p text:style-name="Standard"><text:s text:c="12"/>Analisamos o circuito da seguinte forma:</text:p>
      <text:p text:style-name="Standard"/>
      <text:p text:style-name="Standard"><text:tab/>1-) O conteúdo do arquivo com a netlist é lido para a memória, e todos os dados são guardados numa lista de elementos.</text:p>
      <text:p text:style-name="Standard"/>
      <text:p text:style-name="Standard"><text:tab/>2-) Fazemos uma análise inicial</text:p>
      <text:p text:style-name="Standard"/>
      <text:p text:style-name="Standard"><text:tab/> <text:s text:c="5"/>Observações: </text:p>
      <text:p text:style-name="Standard"/>
      <text:p text:style-name="Standard"><text:tab/><text:tab/>- Na presença de cada curto, fonte de tensão, amplificador de tensão, transresistor ou indutor, uma variável j (de corrente) a mais é acrescentada às matrizes da análise modificada;</text:p>
      <text:p text:style-name="Standard"/>
      <text:p text:style-name="Standard"><text:tab/><text:tab/>- Na presença de indutores e capacitores, para que ocorra a montagem de estampas, a função gearMethod é chamada. Esta função terá como responsabilidade apresentar o modelo destes elementos, que será constituido por uma resistência e uma fonte de corrente/tensão, de acordo com as respectivas especificações fornecidas ao programa, tais como a ordem do Método de Gear e o passo interno e o passo; Usamos fontes de tensão para o indutor (com o objetivo de medir a corrente que passa nele) e fontes de corrente para o capacitor.</text:p>
      <text:p text:style-name="Standard"/>
      <text:p text:style-name="Standard"><text:tab/>3-) Um aquivo no formato txt com o nome do arquivo fornecido pelo usuário acrescentado <text:s/>“_answer.m” é gerado e aberto para escrita;</text:p>
      <text:p text:style-name="Standard"/>
      <text:p text:style-name="Standard"><text:tab/>4-) Terminada a contrução das matrizes A e B, o sistema A x = B é resolvido pela função solveMatrixSystem. O resultado, a matriz x, será impressa no arquivo de acordo com as especificações fornecidas;</text:p>
      <text:p text:style-name="Standard"/>
      <text:p text:style-name="Standard"><text:tab/>5-) O 4o. Passo se repetira por uma certa quantidade de vezes, que será determinada a partir dos valores do passo interno, do tempo final e do passo;</text:p>
      <text:p text:style-name="Standard"/>
      <text:p text:style-name="Standard"><text:tab/>6-) Terminado este processo, o arquivo finalmente será fechado e estará pronto para analise d usuário. Ele pode ser executado diretamente pelo MATLAB para gerar variáveis de nomes t, e1, e2, <text:soft-page-break/>e3, ..., j&lt;nome1&gt;, j&lt;nome2&gt;, etc. Elas podem ser plotadas, por exemplo, com plot(t,e1, t,e2);</text:p>
      <text:p text:style-name="Standard"/>
      <text:p text:style-name="Standard"/>
      <text:p text:style-name="Standard"><text:tab/><text:span text:style-name="T2">Especificações dos arquivos do programa:</text:span></text:p>
      <text:p text:style-name="Standard"/>
      <text:p text:style-name="Standard"><text:tab/>-circuitAnalysis.h:</text:p>
      <text:p text:style-name="Standard"><text:tab/><text:tab/></text:p>
      <text:p text:style-name="Standard"><text:tab/><text:tab/>Nele estão definidas as seguintes classes:</text:p>
      <text:p text:style-name="Standard"/>
      <text:list xml:id="list286705074" text:style-name="L1">
        <text:list-item>
          <text:list>
            <text:list-item>
              <text:list>
                <text:list-item>
                  <text:p text:style-name="P4">element;</text:p>
                </text:list-item>
                <text:list-item>
                  <text:p text:style-name="P4">elementsList;</text:p>
                </text:list-item>
                <text:list-item>
                  <text:p text:style-name="P4">cppmatrix;</text:p>
                </text:list-item>
                <text:list-item>
                  <text:p text:style-name="P4">capacitor_indutor;</text:p>
                </text:list-item>
                <text:list-item>
                  <text:p text:style-name="P4">split.</text:p>
                </text:list-item>
                <text:list-item>
                  <text:p text:style-name="P4"/>
                </text:list-item>
              </text:list>
            </text:list-item>
          </text:list>
        </text:list-item>
      </text:list>
      <text:p text:style-name="Standard"><text:tab/>- TrabalhoCircuitosEletricos.cpp:</text:p>
      <text:p text:style-name="Standard"/>
      <text:p text:style-name="Standard"><text:tab/><text:tab/>Arquivo contenedor do main, é o corpo do programa. </text:p>
      <text:p text:style-name="Standard"/>
      <text:p text:style-name="Standard"><text:s text:c="13"/>- MyFunctions:</text:p>
      <text:p text:style-name="Standard"/>
      <text:p text:style-name="Standard"><text:tab/><text:tab/>Arquivo contenedor das funções do programa, chamadas pelo main ou por próprias funções internas. São elas:</text:p>
      <text:p text:style-name="Standard"/>
      <text:list xml:id="list233641069" text:style-name="L2">
        <text:list-item>
          <text:list>
            <text:list-item>
              <text:list>
                <text:list-item>
                  <text:p text:style-name="P5">cppmatrix::initialize;</text:p>
                </text:list-item>
                <text:list-item>
                  <text:p text:style-name="P5">cppmatrix::operator+;</text:p>
                </text:list-item>
                <text:list-item>
                  <text:p text:style-name="P5">cppmatrix::operator*;</text:p>
                </text:list-item>
                <text:list-item>
                  <text:p text:style-name="P5">cppmatrix::submatrix;</text:p>
                </text:list-item>
                <text:list-item>
                  <text:p text:style-name="P5">cppmatrix::make_id;</text:p>
                </text:list-item>
                <text:list-item>
                  <text:p text:style-name="P5">cppmatrix::subassign;</text:p>
                </text:list-item>
                <text:list-item>
                  <text:p text:style-name="P5">cppmatrix::solveMatrixSystem;</text:p>
                </text:list-item>
                <text:list-item>
                  <text:p text:style-name="P5">cppmatrix::fill_out_with_zeros;</text:p>
                </text:list-item>
                <text:list-item>
                  <text:p text:style-name="P5">elementsList::getElement;</text:p>
                </text:list-item>
                <text:list-item>
                  <text:p text:style-name="P5">elementsList::NumberOfNodes;</text:p>
                </text:list-item>
                <text:list-item>
                  <text:p text:style-name="P5">elementsList::buildModifiedNodalMatrix;</text:p>
                </text:list-item>
                <text:list-item>
                  <text:p text:style-name="P5">elementsList::gearMethod;</text:p>
                </text:list-item>
                <text:list-item>
                  <text:p text:style-name="P5">elementsList::printResult.</text:p>
                </text:list-item>
              </text:list>
            </text:list-item>
          </text:list>
        </text:list-item>
      </text:list>
      <text:p text:style-name="Standard"/>
      <text:p text:style-name="Standard"><text:tab/><text:tab/></text:p>
      <text:p text:style-name="Standard"/>
      <text:p text:style-name="Standard"><text:tab/><text:span text:style-name="T2">Exemplos:</text:span></text:p>
      <text:p text:style-name="P6">capacitor descarregando:</text:p>
      <text:p text:style-name="P3">circuito simples com um capacitor e um resistor, o capacitor com condição inicial.</text:p>
      <text:p text:style-name="P3"/>
      <text:p text:style-name="P6">capacitor carregando:</text:p>
      <text:p text:style-name="P3">Idem, mas sem condição inicial, e com uma fonte de tensão</text:p>
      <text:p text:style-name="P3"/>
      <text:p text:style-name="P6"><text:soft-page-break/>oscilador:</text:p>
      <text:p text:style-name="P3">Um capacitor e um indutor, com condição inicial.</text:p>
      <text:p text:style-name="P3"/>
      <text:p text:style-name="P6">Passa altas:</text:p>
      <text:p text:style-name="P3">Um filtro com topologia sallen-key passa altas</text:p>
      <text:p text:style-name="P3"/>
      <text:p text:style-name="P6">Passa baixas:</text:p>
      <text:p text:style-name="P3">Idêntico, mas passa baixas</text:p>
      <text:p text:style-name="P3"/>
      <text:p text:style-name="P6">resistencia negativa:</text:p>
      <text:p text:style-name="P3">igual ao oscilador, mas com uma resistência negativa em paralelo. A tensão cresce exponencialmente.</text:p>
      <text:p text:style-name="P3"/>
      <text:p text:style-name="P6">resistivo:</text:p>
      <text:p text:style-name="P3">Circuito com 7 nós, e várias casos degenerados, para testar a estabilidade numérica. Foi constatado, por exemplo, que uma resistência de 10e+9 ou mais ligada a um nó flutuando (ou seja, sem corrente) apresenta uma certa queda de potencial.</text:p>
      <text:p text:style-name="P3"/>
      <text:p text:style-name="P6">teste_sin:</text:p>
      <text:p text:style-name="P3">Somente um nó e uma fonte de tensão com atraso, número de ciclos, atenuação, etc, etc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Accanthis ADF Std" svg:font-family="'Accanthis ADF Std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03T20:39:53.58</meta:creation-date>
    <dc:date>2012-07-09T06:25:48</dc:date>
    <meta:editing-duration>PT54M57S</meta:editing-duration>
    <meta:editing-cycles>12</meta:editing-cycles>
    <meta:generator>LibreOffice/3.4$Unix LibreOffice_project/340m1$Build-502</meta:generator>
    <meta:document-statistic meta:table-count="0" meta:image-count="0" meta:object-count="0" meta:page-count="3" meta:paragraph-count="62" meta:word-count="560" meta:character-count="3820" meta:non-whitespace-character-count="3272"/>
  </office:meta>
</office:document-meta>
</file>